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165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1.4598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results_MAE_jazz2nott_ma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CTnCTR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MCTD</text:p>
          </table:table-cell>
          <table:table-cell office:value-type="string" calcext:value-type="string">
            <text:p>HRHE_i</text:p>
          </table:table-cell>
          <table:table-cell office:value-type="string" calcext:value-type="string">
            <text:p>HRC_i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aver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1773316755814" calcext:value-type="float">
            <text:p>1.1773316755814</text:p>
          </table:table-cell>
          <table:table-cell office:value-type="float" office:value="3.25" calcext:value-type="float">
            <text:p>3.25</text:p>
          </table:table-cell>
          <table:table-cell office:value-type="float" office:value="0.881735987914147" calcext:value-type="float">
            <text:p>0.881735987914147</text:p>
          </table:table-cell>
          <table:table-cell office:value-type="float" office:value="0.249608379469204" calcext:value-type="float">
            <text:p>0.249608379469204</text:p>
          </table:table-cell>
          <table:table-cell office:value-type="float" office:value="0.195741006967855" calcext:value-type="float">
            <text:p>0.195741006967855</text:p>
          </table:table-cell>
          <table:table-cell office:value-type="float" office:value="0.226875730659512" calcext:value-type="float">
            <text:p>0.226875730659512</text:p>
          </table:table-cell>
          <table:table-cell office:value-type="float" office:value="0.574302831279156" calcext:value-type="float">
            <text:p>0.574302831279156</text:p>
          </table:table-cell>
          <table:table-cell office:value-type="float" office:value="1.21428571428571" calcext:value-type="float">
            <text:p>1.21428571428571</text:p>
          </table:table-cell>
          <table:table-cell office:value-type="float" office:value="0.219021145246752" calcext:value-type="float">
            <text:p>0.219021145246752</text:p>
          </table:table-cell>
          <table:table-cell table:formula="of:=AVERAGE([.B2:.J2])" office:value-type="float" office:value="0.887655830155971" calcext:value-type="float">
            <text:p>0.8876558301559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1.13108701261001" calcext:value-type="float">
            <text:p>1.13108701261001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0.850719290785938" calcext:value-type="float">
            <text:p>0.850719290785938</text:p>
          </table:table-cell>
          <table:table-cell office:value-type="float" office:value="0.249620882419523" calcext:value-type="float">
            <text:p>0.249620882419523</text:p>
          </table:table-cell>
          <table:table-cell office:value-type="float" office:value="0.197199460251426" calcext:value-type="float">
            <text:p>0.197199460251426</text:p>
          </table:table-cell>
          <table:table-cell office:value-type="float" office:value="0.223983854205441" calcext:value-type="float">
            <text:p>0.223983854205441</text:p>
          </table:table-cell>
          <table:table-cell office:value-type="float" office:value="0.519611945401775" calcext:value-type="float">
            <text:p>0.519611945401775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202831572298899" calcext:value-type="float">
            <text:p>0.202831572298899</text:p>
          </table:table-cell>
          <table:table-cell table:formula="of:=AVERAGE([.B3:.J3])" office:value-type="float" office:value="0.847228224219224" calcext:value-type="float">
            <text:p>0.847228224219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hl</text:p>
          </table:table-cell>
          <table:table-cell office:value-type="float" office:value="0.508371950137794" calcext:value-type="float">
            <text:p>0.508371950137794</text:p>
          </table:table-cell>
          <table:table-cell office:value-type="float" office:value="1.60714285714286" calcext:value-type="float">
            <text:p>1.60714285714286</text:p>
          </table:table-cell>
          <table:table-cell office:value-type="float" office:value="0.374831991938884" calcext:value-type="float">
            <text:p>0.374831991938884</text:p>
          </table:table-cell>
          <table:table-cell office:value-type="float" office:value="0.256905927447396" calcext:value-type="float">
            <text:p>0.256905927447396</text:p>
          </table:table-cell>
          <table:table-cell office:value-type="float" office:value="0.225781903303693" calcext:value-type="float">
            <text:p>0.225781903303693</text:p>
          </table:table-cell>
          <table:table-cell office:value-type="float" office:value="0.230903503257522" calcext:value-type="float">
            <text:p>0.230903503257522</text:p>
          </table:table-cell>
          <table:table-cell office:value-type="float" office:value="0.493240249736109" calcext:value-type="float">
            <text:p>0.493240249736109</text:p>
          </table:table-cell>
          <table:table-cell office:value-type="float" office:value="1.39285714285714" calcext:value-type="float">
            <text:p>1.39285714285714</text:p>
          </table:table-cell>
          <table:table-cell office:value-type="float" office:value="0.167403598837252" calcext:value-type="float">
            <text:p>0.167403598837252</text:p>
          </table:table-cell>
          <table:table-cell table:formula="of:=AVERAGE([.B4:.J4])" office:value-type="float" office:value="0.58415990273985" calcext:value-type="float">
            <text:p>0.584159902739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0.508093852460785" calcext:value-type="float">
            <text:p>0.508093852460785</text:p>
          </table:table-cell>
          <table:table-cell office:value-type="float" office:value="2.82142857142857" calcext:value-type="float">
            <text:p>2.82142857142857</text:p>
          </table:table-cell>
          <table:table-cell office:value-type="float" office:value="0.260014506548398" calcext:value-type="float">
            <text:p>0.260014506548398</text:p>
          </table:table-cell>
          <table:table-cell office:value-type="float" office:value="0.247262391805499" calcext:value-type="float">
            <text:p>0.247262391805499</text:p>
          </table:table-cell>
          <table:table-cell office:value-type="float" office:value="0.24010124089136" calcext:value-type="float">
            <text:p>0.24010124089136</text:p>
          </table:table-cell>
          <table:table-cell office:value-type="float" office:value="0.229961545599724" calcext:value-type="float">
            <text:p>0.229961545599724</text:p>
          </table:table-cell>
          <table:table-cell office:value-type="float" office:value="0.434757541389927" calcext:value-type="float">
            <text:p>0.434757541389927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.183124612958806" calcext:value-type="float">
            <text:p>0.183124612958806</text:p>
          </table:table-cell>
          <table:table-cell table:formula="of:=AVERAGE([.B5:.J5])" office:value-type="float" office:value="0.705923965739389" calcext:value-type="float">
            <text:p>0.705923965739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588080827132744" calcext:value-type="float">
            <text:p>0.588080827132744</text:p>
          </table:table-cell>
          <table:table-cell office:value-type="float" office:value="3.78571428571429" calcext:value-type="float">
            <text:p>3.78571428571429</text:p>
          </table:table-cell>
          <table:table-cell office:value-type="float" office:value="0.227736764645303" calcext:value-type="float">
            <text:p>0.227736764645303</text:p>
          </table:table-cell>
          <table:table-cell office:value-type="float" office:value="0.21298004251771" calcext:value-type="float">
            <text:p>0.21298004251771</text:p>
          </table:table-cell>
          <table:table-cell office:value-type="float" office:value="0.242077900488997" calcext:value-type="float">
            <text:p>0.242077900488997</text:p>
          </table:table-cell>
          <table:table-cell office:value-type="float" office:value="0.20347135148972" calcext:value-type="float">
            <text:p>0.20347135148972</text:p>
          </table:table-cell>
          <table:table-cell office:value-type="float" office:value="0.45948403101124" calcext:value-type="float">
            <text:p>0.45948403101124</text:p>
          </table:table-cell>
          <table:table-cell office:value-type="float" office:value="1.39285714285714" calcext:value-type="float">
            <text:p>1.39285714285714</text:p>
          </table:table-cell>
          <table:table-cell office:value-type="float" office:value="0.205211895776285" calcext:value-type="float">
            <text:p>0.205211895776285</text:p>
          </table:table-cell>
          <table:table-cell table:formula="of:=AVERAGE([.B6:.J6])" office:value-type="float" office:value="0.813068249070381" calcext:value-type="float">
            <text:p>0.813068249070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589036678709405" calcext:value-type="float">
            <text:p>0.589036678709405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.234989315348485" calcext:value-type="float">
            <text:p>0.234989315348485</text:p>
          </table:table-cell>
          <table:table-cell office:value-type="float" office:value="0.23062853586348" calcext:value-type="float">
            <text:p>0.23062853586348</text:p>
          </table:table-cell>
          <table:table-cell office:value-type="float" office:value="0.2546662829479" calcext:value-type="float">
            <text:p>0.2546662829479</text:p>
          </table:table-cell>
          <table:table-cell office:value-type="float" office:value="0.231066825506802" calcext:value-type="float">
            <text:p>0.231066825506802</text:p>
          </table:table-cell>
          <table:table-cell office:value-type="float" office:value="0.45306590971761" calcext:value-type="float">
            <text:p>0.45306590971761</text:p>
          </table:table-cell>
          <table:table-cell office:value-type="float" office:value="1.39285714285714" calcext:value-type="float">
            <text:p>1.39285714285714</text:p>
          </table:table-cell>
          <table:table-cell office:value-type="float" office:value="0.193253891420865" calcext:value-type="float">
            <text:p>0.193253891420865</text:p>
          </table:table-cell>
          <table:table-cell table:formula="of:=AVERAGE([.B7:.J7])" office:value-type="float" office:value="0.810427810739712" calcext:value-type="float">
            <text:p>0.8104278107397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51261202444343" calcext:value-type="float">
            <text:p>0.551261202444343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471552927055484" calcext:value-type="float">
            <text:p>0.471552927055484</text:p>
          </table:table-cell>
          <table:table-cell office:value-type="float" office:value="0.245222197865446" calcext:value-type="float">
            <text:p>0.245222197865446</text:p>
          </table:table-cell>
          <table:table-cell office:value-type="float" office:value="0.200175443672267" calcext:value-type="float">
            <text:p>0.200175443672267</text:p>
          </table:table-cell>
          <table:table-cell office:value-type="float" office:value="0.229538413383973" calcext:value-type="float">
            <text:p>0.229538413383973</text:p>
          </table:table-cell>
          <table:table-cell office:value-type="float" office:value="0.46394778054644" calcext:value-type="float">
            <text:p>0.46394778054644</text:p>
          </table:table-cell>
          <table:table-cell office:value-type="float" office:value="1.46428571428571" calcext:value-type="float">
            <text:p>1.46428571428571</text:p>
          </table:table-cell>
          <table:table-cell office:value-type="float" office:value="0.142576331369201" calcext:value-type="float">
            <text:p>0.142576331369201</text:p>
          </table:table-cell>
          <table:table-cell table:formula="of:=AVERAGE([.B8:.J8])" office:value-type="float" office:value="0.609205080545398" calcext:value-type="float">
            <text:p>0.6092050805453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0.468052434850527" calcext:value-type="float">
            <text:p>0.468052434850527</text:p>
          </table:table-cell>
          <table:table-cell office:value-type="float" office:value="1.78571428571429" calcext:value-type="float">
            <text:p>1.78571428571429</text:p>
          </table:table-cell>
          <table:table-cell office:value-type="float" office:value="0.467612952009769" calcext:value-type="float">
            <text:p>0.467612952009769</text:p>
          </table:table-cell>
          <table:table-cell office:value-type="float" office:value="0.251658477725299" calcext:value-type="float">
            <text:p>0.251658477725299</text:p>
          </table:table-cell>
          <table:table-cell office:value-type="float" office:value="0.202794592529848" calcext:value-type="float">
            <text:p>0.202794592529848</text:p>
          </table:table-cell>
          <table:table-cell office:value-type="float" office:value="0.231604365988737" calcext:value-type="float">
            <text:p>0.231604365988737</text:p>
          </table:table-cell>
          <table:table-cell office:value-type="float" office:value="0.418669504590687" calcext:value-type="float">
            <text:p>0.418669504590687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0.147269358366903" calcext:value-type="float">
            <text:p>0.147269358366903</text:p>
          </table:table-cell>
          <table:table-cell table:formula="of:=AVERAGE([.B9:.J9])" office:value-type="float" office:value="0.592279869879879" calcext:value-type="float">
            <text:p>0.59227986987987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hl</text:p>
          </table:table-cell>
          <table:table-cell table:style-name="ce1" office:value-type="float" office:value="0.335599851000964" calcext:value-type="float">
            <text:p>0.33559985100096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194548311934451" calcext:value-type="float">
            <text:p>0.194548311934451</text:p>
          </table:table-cell>
          <table:table-cell table:style-name="ce1" office:value-type="float" office:value="0.15642990581935" calcext:value-type="float">
            <text:p>0.15642990581935</text:p>
          </table:table-cell>
          <table:table-cell table:style-name="ce1" office:value-type="float" office:value="0.123196540553137" calcext:value-type="float">
            <text:p>0.123196540553137</text:p>
          </table:table-cell>
          <table:table-cell table:style-name="ce1" office:value-type="float" office:value="0.1244634357213" calcext:value-type="float">
            <text:p>0.1244634357213</text:p>
          </table:table-cell>
          <table:table-cell table:style-name="ce1" office:value-type="float" office:value="0.387574363359159" calcext:value-type="float">
            <text:p>0.387574363359159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0.175569505801708" calcext:value-type="float">
            <text:p>0.175569505801708</text:p>
          </table:table-cell>
          <table:table-cell table:style-name="ce1" table:formula="of:=AVERAGE([.B10:.J10])" office:value-type="float" office:value="0.428280530148103" calcext:value-type="float">
            <text:p>0.428280530148103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0.415443003710865" calcext:value-type="float">
            <text:p>0.415443003710865</text:p>
          </table:table-cell>
          <table:table-cell office:value-type="float" office:value="2.21428571428571" calcext:value-type="float">
            <text:p>2.21428571428571</text:p>
          </table:table-cell>
          <table:table-cell office:value-type="float" office:value="0.203952082088479" calcext:value-type="float">
            <text:p>0.203952082088479</text:p>
          </table:table-cell>
          <table:table-cell office:value-type="float" office:value="0.124447676382673" calcext:value-type="float">
            <text:p>0.124447676382673</text:p>
          </table:table-cell>
          <table:table-cell office:value-type="float" office:value="0.132952750298977" calcext:value-type="float">
            <text:p>0.132952750298977</text:p>
          </table:table-cell>
          <table:table-cell office:value-type="float" office:value="0.132778645250496" calcext:value-type="float">
            <text:p>0.132778645250496</text:p>
          </table:table-cell>
          <table:table-cell office:value-type="float" office:value="0.347834385047314" calcext:value-type="float">
            <text:p>0.347834385047314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161360228538665" calcext:value-type="float">
            <text:p>0.161360228538665</text:p>
          </table:table-cell>
          <table:table-cell table:formula="of:=AVERAGE([.B11:.J11])" office:value-type="float" office:value="0.482244149194005" calcext:value-type="float">
            <text:p>0.482244149194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94995251661344" calcext:value-type="float">
            <text:p>0.494995251661344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.20906437466272" calcext:value-type="float">
            <text:p>0.20906437466272</text:p>
          </table:table-cell>
          <table:table-cell office:value-type="float" office:value="0.119846112079716" calcext:value-type="float">
            <text:p>0.119846112079716</text:p>
          </table:table-cell>
          <table:table-cell office:value-type="float" office:value="0.13432864012238" calcext:value-type="float">
            <text:p>0.13432864012238</text:p>
          </table:table-cell>
          <table:table-cell office:value-type="float" office:value="0.113762834272092" calcext:value-type="float">
            <text:p>0.113762834272092</text:p>
          </table:table-cell>
          <table:table-cell office:value-type="float" office:value="0.403759336606813" calcext:value-type="float">
            <text:p>0.40375933660681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18361393583362" calcext:value-type="float">
            <text:p>0.18361393583362</text:p>
          </table:table-cell>
          <table:table-cell table:formula="of:=AVERAGE([.B12:.J12])" office:value-type="float" office:value="0.573263387248743" calcext:value-type="float">
            <text:p>0.573263387248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0_5</text:p>
          </table:table-cell>
          <table:table-cell office:value-type="float" office:value="0.50533443332027" calcext:value-type="float">
            <text:p>0.50533443332027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0.184258310656432" calcext:value-type="float">
            <text:p>0.184258310656432</text:p>
          </table:table-cell>
          <table:table-cell office:value-type="float" office:value="0.080121731153225" calcext:value-type="float">
            <text:p>0.080121731153225</text:p>
          </table:table-cell>
          <table:table-cell office:value-type="float" office:value="0.10201695958551" calcext:value-type="float">
            <text:p>0.10201695958551</text:p>
          </table:table-cell>
          <table:table-cell office:value-type="float" office:value="0.0846454848452694" calcext:value-type="float">
            <text:p>0.0846454848452694</text:p>
          </table:table-cell>
          <table:table-cell office:value-type="float" office:value="0.388511172085339" calcext:value-type="float">
            <text:p>0.388511172085339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0.144675393451694" calcext:value-type="float">
            <text:p>0.144675393451694</text:p>
          </table:table-cell>
          <table:table-cell table:formula="of:=AVERAGE([.B13:.J13])" office:value-type="float" office:value="0.575383597109625" calcext:value-type="float">
            <text:p>0.575383597109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10_0</text:p>
          </table:table-cell>
          <table:table-cell office:value-type="float" office:value="0.985951472889258" calcext:value-type="float">
            <text:p>0.985951472889258</text:p>
          </table:table-cell>
          <table:table-cell office:value-type="float" office:value="6.32558139534884" calcext:value-type="float">
            <text:p>6.32558139534884</text:p>
          </table:table-cell>
          <table:table-cell office:value-type="float" office:value="0.469015195221406" calcext:value-type="float">
            <text:p>0.469015195221406</text:p>
          </table:table-cell>
          <table:table-cell office:value-type="float" office:value="0.305031583351716" calcext:value-type="float">
            <text:p>0.305031583351716</text:p>
          </table:table-cell>
          <table:table-cell office:value-type="float" office:value="0.280569492852332" calcext:value-type="float">
            <text:p>0.280569492852332</text:p>
          </table:table-cell>
          <table:table-cell office:value-type="float" office:value="0.268969573155666" calcext:value-type="float">
            <text:p>0.268969573155666</text:p>
          </table:table-cell>
          <table:table-cell office:value-type="float" office:value="0.531054234028808" calcext:value-type="float">
            <text:p>0.531054234028808</text:p>
          </table:table-cell>
          <table:table-cell office:value-type="float" office:value="1.18604651162791" calcext:value-type="float">
            <text:p>1.18604651162791</text:p>
          </table:table-cell>
          <table:table-cell office:value-type="float" office:value="0.276988457539515" calcext:value-type="float">
            <text:p>0.276988457539515</text:p>
          </table:table-cell>
          <table:table-cell table:formula="of:=AVERAGE([.B14:.J14])" office:value-type="float" office:value="1.18102310177949" calcext:value-type="float">
            <text:p>1.181023101779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1_0</text:p>
          </table:table-cell>
          <table:table-cell office:value-type="float" office:value="0.459175420639489" calcext:value-type="float">
            <text:p>0.459175420639489</text:p>
          </table:table-cell>
          <table:table-cell office:value-type="float" office:value="2.4" calcext:value-type="float">
            <text:p>2.4</text:p>
          </table:table-cell>
          <table:table-cell office:value-type="float" office:value="0.19478814122824" calcext:value-type="float">
            <text:p>0.19478814122824</text:p>
          </table:table-cell>
          <table:table-cell office:value-type="float" office:value="0.0841440545172024" calcext:value-type="float">
            <text:p>0.0841440545172024</text:p>
          </table:table-cell>
          <table:table-cell office:value-type="float" office:value="0.116510067050775" calcext:value-type="float">
            <text:p>0.116510067050775</text:p>
          </table:table-cell>
          <table:table-cell office:value-type="float" office:value="0.0941730903751178" calcext:value-type="float">
            <text:p>0.0941730903751178</text:p>
          </table:table-cell>
          <table:table-cell office:value-type="float" office:value="0.366253387861916" calcext:value-type="float">
            <text:p>0.366253387861916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158145503768214" calcext:value-type="float">
            <text:p>0.158145503768214</text:p>
          </table:table-cell>
          <table:table-cell table:formula="of:=AVERAGE([.B15:.J15])" office:value-type="float" office:value="0.509366752950229" calcext:value-type="float">
            <text:p>0.509366752950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20_0</text:p>
          </table:table-cell>
          <table:table-cell office:value-type="float" office:value="1.03786726848633" calcext:value-type="float">
            <text:p>1.03786726848633</text:p>
          </table:table-cell>
          <table:table-cell office:value-type="float" office:value="4.85294117647059" calcext:value-type="float">
            <text:p>4.85294117647059</text:p>
          </table:table-cell>
          <table:table-cell office:value-type="float" office:value="0.675345395097677" calcext:value-type="float">
            <text:p>0.675345395097677</text:p>
          </table:table-cell>
          <table:table-cell office:value-type="float" office:value="0.281533186421192" calcext:value-type="float">
            <text:p>0.281533186421192</text:p>
          </table:table-cell>
          <table:table-cell office:value-type="float" office:value="0.265713345439043" calcext:value-type="float">
            <text:p>0.265713345439043</text:p>
          </table:table-cell>
          <table:table-cell office:value-type="float" office:value="0.26321204747342" calcext:value-type="float">
            <text:p>0.26321204747342</text:p>
          </table:table-cell>
          <table:table-cell office:value-type="float" office:value="0.536174746840756" calcext:value-type="float">
            <text:p>0.536174746840756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0.201607606725097" calcext:value-type="float">
            <text:p>0.201607606725097</text:p>
          </table:table-cell>
          <table:table-cell table:formula="of:=AVERAGE([.B16:.J16])" office:value-type="float" office:value="1.03231837346549" calcext:value-type="float">
            <text:p>1.03231837346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2_5</text:p>
          </table:table-cell>
          <table:table-cell office:value-type="float" office:value="0.988027609908565" calcext:value-type="float">
            <text:p>0.988027609908565</text:p>
          </table:table-cell>
          <table:table-cell office:value-type="float" office:value="6.4" calcext:value-type="float">
            <text:p>6.4</text:p>
          </table:table-cell>
          <table:table-cell office:value-type="float" office:value="0.41093524936785" calcext:value-type="float">
            <text:p>0.41093524936785</text:p>
          </table:table-cell>
          <table:table-cell office:value-type="float" office:value="0.205230793291646" calcext:value-type="float">
            <text:p>0.205230793291646</text:p>
          </table:table-cell>
          <table:table-cell office:value-type="float" office:value="0.211678473152127" calcext:value-type="float">
            <text:p>0.211678473152127</text:p>
          </table:table-cell>
          <table:table-cell office:value-type="float" office:value="0.172291254624602" calcext:value-type="float">
            <text:p>0.172291254624602</text:p>
          </table:table-cell>
          <table:table-cell office:value-type="float" office:value="0.387302536306322" calcext:value-type="float">
            <text:p>0.387302536306322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0.240041444086419" calcext:value-type="float">
            <text:p>0.240041444086419</text:p>
          </table:table-cell>
          <table:table-cell table:formula="of:=AVERAGE([.B17:.J17])" office:value-type="float" office:value="1.1251798302054" calcext:value-type="float">
            <text:p>1.12517983020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5_0</text:p>
          </table:table-cell>
          <table:table-cell office:value-type="float" office:value="1.2781392577386" calcext:value-type="float">
            <text:p>1.2781392577386</text:p>
          </table:table-cell>
          <table:table-cell office:value-type="float" office:value="8.44444444444444" calcext:value-type="float">
            <text:p>8.44444444444444</text:p>
          </table:table-cell>
          <table:table-cell office:value-type="float" office:value="0.58781110352595" calcext:value-type="float">
            <text:p>0.58781110352595</text:p>
          </table:table-cell>
          <table:table-cell office:value-type="float" office:value="0.294497894903987" calcext:value-type="float">
            <text:p>0.294497894903987</text:p>
          </table:table-cell>
          <table:table-cell office:value-type="float" office:value="0.279053743598577" calcext:value-type="float">
            <text:p>0.279053743598577</text:p>
          </table:table-cell>
          <table:table-cell office:value-type="float" office:value="0.266964768403446" calcext:value-type="float">
            <text:p>0.266964768403446</text:p>
          </table:table-cell>
          <table:table-cell office:value-type="float" office:value="0.533537198996101" calcext:value-type="float">
            <text:p>0.533537198996101</text:p>
          </table:table-cell>
          <table:table-cell office:value-type="float" office:value="1.15555555555556" calcext:value-type="float">
            <text:p>1.15555555555556</text:p>
          </table:table-cell>
          <table:table-cell office:value-type="float" office:value="0.305154905749489" calcext:value-type="float">
            <text:p>0.305154905749489</text:p>
          </table:table-cell>
          <table:table-cell table:formula="of:=AVERAGE([.B18:.J18])" office:value-type="float" office:value="1.46057320810179" calcext:value-type="float">
            <text:p>1.460573208101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0_1_2_3_4_5_6_7_alpha_7_0</text:p>
          </table:table-cell>
          <table:table-cell office:value-type="float" office:value="1.21003396446995" calcext:value-type="float">
            <text:p>1.21003396446995</text:p>
          </table:table-cell>
          <table:table-cell office:value-type="float" office:value="7.57777777777778" calcext:value-type="float">
            <text:p>7.57777777777778</text:p>
          </table:table-cell>
          <table:table-cell office:value-type="float" office:value="0.563440951367749" calcext:value-type="float">
            <text:p>0.563440951367749</text:p>
          </table:table-cell>
          <table:table-cell office:value-type="float" office:value="0.295647289111463" calcext:value-type="float">
            <text:p>0.295647289111463</text:p>
          </table:table-cell>
          <table:table-cell office:value-type="float" office:value="0.280720975276681" calcext:value-type="float">
            <text:p>0.280720975276681</text:p>
          </table:table-cell>
          <table:table-cell office:value-type="float" office:value="0.267850449212616" calcext:value-type="float">
            <text:p>0.267850449212616</text:p>
          </table:table-cell>
          <table:table-cell office:value-type="float" office:value="0.498413291858294" calcext:value-type="float">
            <text:p>0.498413291858294</text:p>
          </table:table-cell>
          <table:table-cell office:value-type="float" office:value="1.04444444444444" calcext:value-type="float">
            <text:p>1.04444444444444</text:p>
          </table:table-cell>
          <table:table-cell office:value-type="float" office:value="0.305618072672848" calcext:value-type="float">
            <text:p>0.305618072672848</text:p>
          </table:table-cell>
          <table:table-cell table:formula="of:=AVERAGE([.B19:.J19])" office:value-type="float" office:value="1.33821635735465" calcext:value-type="float">
            <text:p>1.338216357354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0_5</text:p>
          </table:table-cell>
          <table:table-cell office:value-type="float" office:value="0.511019352519545" calcext:value-type="float">
            <text:p>0.511019352519545</text:p>
          </table:table-cell>
          <table:table-cell office:value-type="float" office:value="2.57777777777778" calcext:value-type="float">
            <text:p>2.57777777777778</text:p>
          </table:table-cell>
          <table:table-cell office:value-type="float" office:value="0.190159826455064" calcext:value-type="float">
            <text:p>0.190159826455064</text:p>
          </table:table-cell>
          <table:table-cell office:value-type="float" office:value="0.0794451621474252" calcext:value-type="float">
            <text:p>0.0794451621474252</text:p>
          </table:table-cell>
          <table:table-cell office:value-type="float" office:value="0.107823055251866" calcext:value-type="float">
            <text:p>0.107823055251866</text:p>
          </table:table-cell>
          <table:table-cell office:value-type="float" office:value="0.0866471032401348" calcext:value-type="float">
            <text:p>0.0866471032401348</text:p>
          </table:table-cell>
          <table:table-cell office:value-type="float" office:value="0.385905691184301" calcext:value-type="float">
            <text:p>0.38590569118430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149446186466304" calcext:value-type="float">
            <text:p>0.149446186466304</text:p>
          </table:table-cell>
          <table:table-cell table:formula="of:=AVERAGE([.B20:.J20])" office:value-type="float" office:value="0.550543424634343" calcext:value-type="float">
            <text:p>0.550543424634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10_0</text:p>
          </table:table-cell>
          <table:table-cell office:value-type="float" office:value="0.942448417483117" calcext:value-type="float">
            <text:p>0.942448417483117</text:p>
          </table:table-cell>
          <table:table-cell office:value-type="float" office:value="6.30232558139535" calcext:value-type="float">
            <text:p>6.30232558139535</text:p>
          </table:table-cell>
          <table:table-cell office:value-type="float" office:value="0.453108331539077" calcext:value-type="float">
            <text:p>0.453108331539077</text:p>
          </table:table-cell>
          <table:table-cell office:value-type="float" office:value="0.306348821362273" calcext:value-type="float">
            <text:p>0.306348821362273</text:p>
          </table:table-cell>
          <table:table-cell office:value-type="float" office:value="0.292312695518098" calcext:value-type="float">
            <text:p>0.292312695518098</text:p>
          </table:table-cell>
          <table:table-cell office:value-type="float" office:value="0.274759956613129" calcext:value-type="float">
            <text:p>0.274759956613129</text:p>
          </table:table-cell>
          <table:table-cell office:value-type="float" office:value="0.564188749235282" calcext:value-type="float">
            <text:p>0.564188749235282</text:p>
          </table:table-cell>
          <table:table-cell office:value-type="float" office:value="1.25581395348837" calcext:value-type="float">
            <text:p>1.25581395348837</text:p>
          </table:table-cell>
          <table:table-cell office:value-type="float" office:value="0.303057045456492" calcext:value-type="float">
            <text:p>0.303057045456492</text:p>
          </table:table-cell>
          <table:table-cell table:formula="of:=AVERAGE([.B21:.J21])" office:value-type="float" office:value="1.18826261689902" calcext:value-type="float">
            <text:p>1.188262616899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1_0</text:p>
          </table:table-cell>
          <table:table-cell office:value-type="float" office:value="0.465829413127593" calcext:value-type="float">
            <text:p>0.465829413127593</text:p>
          </table:table-cell>
          <table:table-cell office:value-type="float" office:value="2.35555555555556" calcext:value-type="float">
            <text:p>2.35555555555556</text:p>
          </table:table-cell>
          <table:table-cell office:value-type="float" office:value="0.197223272210604" calcext:value-type="float">
            <text:p>0.197223272210604</text:p>
          </table:table-cell>
          <table:table-cell office:value-type="float" office:value="0.0807731753274041" calcext:value-type="float">
            <text:p>0.0807731753274041</text:p>
          </table:table-cell>
          <table:table-cell office:value-type="float" office:value="0.11586707765929" calcext:value-type="float">
            <text:p>0.11586707765929</text:p>
          </table:table-cell>
          <table:table-cell office:value-type="float" office:value="0.0869953190727498" calcext:value-type="float">
            <text:p>0.0869953190727498</text:p>
          </table:table-cell>
          <table:table-cell office:value-type="float" office:value="0.3905530610896" calcext:value-type="float">
            <text:p>0.3905530610896</text:p>
          </table:table-cell>
          <table:table-cell office:value-type="float" office:value="0.8" calcext:value-type="float">
            <text:p>0.8</text:p>
          </table:table-cell>
          <table:table-cell office:value-type="float" office:value="0.161274821134278" calcext:value-type="float">
            <text:p>0.161274821134278</text:p>
          </table:table-cell>
          <table:table-cell table:formula="of:=AVERAGE([.B22:.J22])" office:value-type="float" office:value="0.517119077241897" calcext:value-type="float">
            <text:p>0.5171190772418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20_0</text:p>
          </table:table-cell>
          <table:table-cell office:value-type="float" office:value="0.999240784534047" calcext:value-type="float">
            <text:p>0.999240784534047</text:p>
          </table:table-cell>
          <table:table-cell office:value-type="float" office:value="4.67647058823529" calcext:value-type="float">
            <text:p>4.67647058823529</text:p>
          </table:table-cell>
          <table:table-cell office:value-type="float" office:value="0.650677482600262" calcext:value-type="float">
            <text:p>0.650677482600262</text:p>
          </table:table-cell>
          <table:table-cell office:value-type="float" office:value="0.295594860699743" calcext:value-type="float">
            <text:p>0.295594860699743</text:p>
          </table:table-cell>
          <table:table-cell office:value-type="float" office:value="0.267502515983698" calcext:value-type="float">
            <text:p>0.267502515983698</text:p>
          </table:table-cell>
          <table:table-cell office:value-type="float" office:value="0.265001935639644" calcext:value-type="float">
            <text:p>0.265001935639644</text:p>
          </table:table-cell>
          <table:table-cell office:value-type="float" office:value="0.551790325613748" calcext:value-type="float">
            <text:p>0.551790325613748</text:p>
          </table:table-cell>
          <table:table-cell office:value-type="float" office:value="1.20588235294118" calcext:value-type="float">
            <text:p>1.20588235294118</text:p>
          </table:table-cell>
          <table:table-cell office:value-type="float" office:value="0.216490740403006" calcext:value-type="float">
            <text:p>0.216490740403006</text:p>
          </table:table-cell>
          <table:table-cell table:formula="of:=AVERAGE([.B23:.J23])" office:value-type="float" office:value="1.01429462073896" calcext:value-type="float">
            <text:p>1.014294620738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2_5</text:p>
          </table:table-cell>
          <table:table-cell office:value-type="float" office:value="1.02016373451193" calcext:value-type="float">
            <text:p>1.02016373451193</text:p>
          </table:table-cell>
          <table:table-cell office:value-type="float" office:value="6.62222222222222" calcext:value-type="float">
            <text:p>6.62222222222222</text:p>
          </table:table-cell>
          <table:table-cell office:value-type="float" office:value="0.390531026454048" calcext:value-type="float">
            <text:p>0.390531026454048</text:p>
          </table:table-cell>
          <table:table-cell office:value-type="float" office:value="0.201870837574023" calcext:value-type="float">
            <text:p>0.201870837574023</text:p>
          </table:table-cell>
          <table:table-cell office:value-type="float" office:value="0.213390033784657" calcext:value-type="float">
            <text:p>0.213390033784657</text:p>
          </table:table-cell>
          <table:table-cell office:value-type="float" office:value="0.175252267680208" calcext:value-type="float">
            <text:p>0.175252267680208</text:p>
          </table:table-cell>
          <table:table-cell office:value-type="float" office:value="0.414107043336301" calcext:value-type="float">
            <text:p>0.414107043336301</text:p>
          </table:table-cell>
          <table:table-cell office:value-type="float" office:value="1.08888888888889" calcext:value-type="float">
            <text:p>1.08888888888889</text:p>
          </table:table-cell>
          <table:table-cell office:value-type="float" office:value="0.232577160483975" calcext:value-type="float">
            <text:p>0.232577160483975</text:p>
          </table:table-cell>
          <table:table-cell table:formula="of:=AVERAGE([.B24:.J24])" office:value-type="float" office:value="1.15100035721514" calcext:value-type="float">
            <text:p>1.151000357215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5_0</text:p>
          </table:table-cell>
          <table:table-cell office:value-type="float" office:value="1.28282954684801" calcext:value-type="float">
            <text:p>1.28282954684801</text:p>
          </table:table-cell>
          <table:table-cell office:value-type="float" office:value="8.35555555555556" calcext:value-type="float">
            <text:p>8.35555555555556</text:p>
          </table:table-cell>
          <table:table-cell office:value-type="float" office:value="0.591361484892675" calcext:value-type="float">
            <text:p>0.591361484892675</text:p>
          </table:table-cell>
          <table:table-cell office:value-type="float" office:value="0.302563342440996" calcext:value-type="float">
            <text:p>0.302563342440996</text:p>
          </table:table-cell>
          <table:table-cell office:value-type="float" office:value="0.283133553000272" calcext:value-type="float">
            <text:p>0.283133553000272</text:p>
          </table:table-cell>
          <table:table-cell office:value-type="float" office:value="0.266696803168623" calcext:value-type="float">
            <text:p>0.266696803168623</text:p>
          </table:table-cell>
          <table:table-cell office:value-type="float" office:value="0.557250769690723" calcext:value-type="float">
            <text:p>0.557250769690723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0.301115902430949" calcext:value-type="float">
            <text:p>0.301115902430949</text:p>
          </table:table-cell>
          <table:table-cell table:formula="of:=AVERAGE([.B25:.J25])" office:value-type="float" office:value="1.44524151385494" calcext:value-type="float">
            <text:p>1.445241513854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3_4_5_6_7_alpha_7_0</text:p>
          </table:table-cell>
          <table:table-cell office:value-type="float" office:value="1.26005223151947" calcext:value-type="float">
            <text:p>1.26005223151947</text:p>
          </table:table-cell>
          <table:table-cell office:value-type="float" office:value="8.31818181818182" calcext:value-type="float">
            <text:p>8.31818181818182</text:p>
          </table:table-cell>
          <table:table-cell office:value-type="float" office:value="0.566689354646472" calcext:value-type="float">
            <text:p>0.566689354646472</text:p>
          </table:table-cell>
          <table:table-cell office:value-type="float" office:value="0.2907306492726" calcext:value-type="float">
            <text:p>0.2907306492726</text:p>
          </table:table-cell>
          <table:table-cell office:value-type="float" office:value="0.281646738220068" calcext:value-type="float">
            <text:p>0.281646738220068</text:p>
          </table:table-cell>
          <table:table-cell office:value-type="float" office:value="0.26732693173566" calcext:value-type="float">
            <text:p>0.26732693173566</text:p>
          </table:table-cell>
          <table:table-cell office:value-type="float" office:value="0.516473925591595" calcext:value-type="float">
            <text:p>0.51647392559159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317828253195112" calcext:value-type="float">
            <text:p>0.317828253195112</text:p>
          </table:table-cell>
          <table:table-cell table:formula="of:=AVERAGE([.B26:.J26])" office:value-type="float" office:value="1.41422453460597" calcext:value-type="float">
            <text:p>1.414224534605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0_5</text:p>
          </table:table-cell>
          <table:table-cell office:value-type="float" office:value="0.494282599226879" calcext:value-type="float">
            <text:p>0.494282599226879</text:p>
          </table:table-cell>
          <table:table-cell office:value-type="float" office:value="2.51111111111111" calcext:value-type="float">
            <text:p>2.51111111111111</text:p>
          </table:table-cell>
          <table:table-cell office:value-type="float" office:value="0.185467528652722" calcext:value-type="float">
            <text:p>0.185467528652722</text:p>
          </table:table-cell>
          <table:table-cell office:value-type="float" office:value="0.0725341199775538" calcext:value-type="float">
            <text:p>0.0725341199775538</text:p>
          </table:table-cell>
          <table:table-cell office:value-type="float" office:value="0.104323890824964" calcext:value-type="float">
            <text:p>0.104323890824964</text:p>
          </table:table-cell>
          <table:table-cell office:value-type="float" office:value="0.0819565369068267" calcext:value-type="float">
            <text:p>0.0819565369068267</text:p>
          </table:table-cell>
          <table:table-cell office:value-type="float" office:value="0.360598702416977" calcext:value-type="float">
            <text:p>0.360598702416977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151655305545874" calcext:value-type="float">
            <text:p>0.151655305545874</text:p>
          </table:table-cell>
          <table:table-cell table:formula="of:=AVERAGE([.B27:.J27])" office:value-type="float" office:value="0.524165038913163" calcext:value-type="float">
            <text:p>0.524165038913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10_0</text:p>
          </table:table-cell>
          <table:table-cell office:value-type="float" office:value="0.944849474709394" calcext:value-type="float">
            <text:p>0.944849474709394</text:p>
          </table:table-cell>
          <table:table-cell office:value-type="float" office:value="6.18604651162791" calcext:value-type="float">
            <text:p>6.18604651162791</text:p>
          </table:table-cell>
          <table:table-cell office:value-type="float" office:value="0.468474132228401" calcext:value-type="float">
            <text:p>0.468474132228401</text:p>
          </table:table-cell>
          <table:table-cell office:value-type="float" office:value="0.307906104037829" calcext:value-type="float">
            <text:p>0.307906104037829</text:p>
          </table:table-cell>
          <table:table-cell office:value-type="float" office:value="0.28063338533697" calcext:value-type="float">
            <text:p>0.28063338533697</text:p>
          </table:table-cell>
          <table:table-cell office:value-type="float" office:value="0.268600048885018" calcext:value-type="float">
            <text:p>0.268600048885018</text:p>
          </table:table-cell>
          <table:table-cell office:value-type="float" office:value="0.551309390933752" calcext:value-type="float">
            <text:p>0.551309390933752</text:p>
          </table:table-cell>
          <table:table-cell office:value-type="float" office:value="1.25581395348837" calcext:value-type="float">
            <text:p>1.25581395348837</text:p>
          </table:table-cell>
          <table:table-cell office:value-type="float" office:value="0.297942113716811" calcext:value-type="float">
            <text:p>0.297942113716811</text:p>
          </table:table-cell>
          <table:table-cell table:formula="of:=AVERAGE([.B28:.J28])" office:value-type="float" office:value="1.17350834610716" calcext:value-type="float">
            <text:p>1.17350834610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1_0</text:p>
          </table:table-cell>
          <table:table-cell office:value-type="float" office:value="0.516482134762064" calcext:value-type="float">
            <text:p>0.516482134762064</text:p>
          </table:table-cell>
          <table:table-cell office:value-type="float" office:value="2.77777777777778" calcext:value-type="float">
            <text:p>2.77777777777778</text:p>
          </table:table-cell>
          <table:table-cell office:value-type="float" office:value="0.191761909770787" calcext:value-type="float">
            <text:p>0.191761909770787</text:p>
          </table:table-cell>
          <table:table-cell office:value-type="float" office:value="0.10377157580831" calcext:value-type="float">
            <text:p>0.10377157580831</text:p>
          </table:table-cell>
          <table:table-cell office:value-type="float" office:value="0.127535079511988" calcext:value-type="float">
            <text:p>0.127535079511988</text:p>
          </table:table-cell>
          <table:table-cell office:value-type="float" office:value="0.0979359078478113" calcext:value-type="float">
            <text:p>0.0979359078478113</text:p>
          </table:table-cell>
          <table:table-cell office:value-type="float" office:value="0.368793000411596" calcext:value-type="float">
            <text:p>0.368793000411596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161841918031544" calcext:value-type="float">
            <text:p>0.161841918031544</text:p>
          </table:table-cell>
          <table:table-cell table:formula="of:=AVERAGE([.B29:.J29])" office:value-type="float" office:value="0.564359181917246" calcext:value-type="float">
            <text:p>0.564359181917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20_0</text:p>
          </table:table-cell>
          <table:table-cell office:value-type="float" office:value="1.02442035741056" calcext:value-type="float">
            <text:p>1.02442035741056</text:p>
          </table:table-cell>
          <table:table-cell office:value-type="float" office:value="4.70588235294118" calcext:value-type="float">
            <text:p>4.70588235294118</text:p>
          </table:table-cell>
          <table:table-cell office:value-type="float" office:value="0.64904617024276" calcext:value-type="float">
            <text:p>0.64904617024276</text:p>
          </table:table-cell>
          <table:table-cell office:value-type="float" office:value="0.310414490367588" calcext:value-type="float">
            <text:p>0.310414490367588</text:p>
          </table:table-cell>
          <table:table-cell office:value-type="float" office:value="0.266239314297454" calcext:value-type="float">
            <text:p>0.266239314297454</text:p>
          </table:table-cell>
          <table:table-cell office:value-type="float" office:value="0.272702223182666" calcext:value-type="float">
            <text:p>0.272702223182666</text:p>
          </table:table-cell>
          <table:table-cell office:value-type="float" office:value="0.525261718033249" calcext:value-type="float">
            <text:p>0.525261718033249</text:p>
          </table:table-cell>
          <table:table-cell office:value-type="float" office:value="1.11764705882353" calcext:value-type="float">
            <text:p>1.11764705882353</text:p>
          </table:table-cell>
          <table:table-cell office:value-type="float" office:value="0.210031683635291" calcext:value-type="float">
            <text:p>0.210031683635291</text:p>
          </table:table-cell>
          <table:table-cell table:formula="of:=AVERAGE([.B30:.J30])" office:value-type="float" office:value="1.00907170765936" calcext:value-type="float">
            <text:p>1.009071707659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2_5</text:p>
          </table:table-cell>
          <table:table-cell office:value-type="float" office:value="1.00121659420442" calcext:value-type="float">
            <text:p>1.00121659420442</text:p>
          </table:table-cell>
          <table:table-cell office:value-type="float" office:value="6.37777777777778" calcext:value-type="float">
            <text:p>6.37777777777778</text:p>
          </table:table-cell>
          <table:table-cell office:value-type="float" office:value="0.424510387834117" calcext:value-type="float">
            <text:p>0.424510387834117</text:p>
          </table:table-cell>
          <table:table-cell office:value-type="float" office:value="0.197102065192943" calcext:value-type="float">
            <text:p>0.197102065192943</text:p>
          </table:table-cell>
          <table:table-cell office:value-type="float" office:value="0.208330565912713" calcext:value-type="float">
            <text:p>0.208330565912713</text:p>
          </table:table-cell>
          <table:table-cell office:value-type="float" office:value="0.16696669247788" calcext:value-type="float">
            <text:p>0.16696669247788</text:p>
          </table:table-cell>
          <table:table-cell office:value-type="float" office:value="0.401277213429072" calcext:value-type="float">
            <text:p>0.401277213429072</text:p>
          </table:table-cell>
          <table:table-cell office:value-type="float" office:value="1" calcext:value-type="float">
            <text:p>1</text:p>
          </table:table-cell>
          <table:table-cell office:value-type="float" office:value="0.237408806259986" calcext:value-type="float">
            <text:p>0.237408806259986</text:p>
          </table:table-cell>
          <table:table-cell table:formula="of:=AVERAGE([.B31:.J31])" office:value-type="float" office:value="1.11273223367655" calcext:value-type="float">
            <text:p>1.11273223367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5_0</text:p>
          </table:table-cell>
          <table:table-cell office:value-type="float" office:value="1.27241977102674" calcext:value-type="float">
            <text:p>1.27241977102674</text:p>
          </table:table-cell>
          <table:table-cell office:value-type="float" office:value="8.22222222222222" calcext:value-type="float">
            <text:p>8.22222222222222</text:p>
          </table:table-cell>
          <table:table-cell office:value-type="float" office:value="0.581000049135837" calcext:value-type="float">
            <text:p>0.581000049135837</text:p>
          </table:table-cell>
          <table:table-cell office:value-type="float" office:value="0.299206101936608" calcext:value-type="float">
            <text:p>0.299206101936608</text:p>
          </table:table-cell>
          <table:table-cell office:value-type="float" office:value="0.283509243158534" calcext:value-type="float">
            <text:p>0.283509243158534</text:p>
          </table:table-cell>
          <table:table-cell office:value-type="float" office:value="0.266319072108615" calcext:value-type="float">
            <text:p>0.266319072108615</text:p>
          </table:table-cell>
          <table:table-cell office:value-type="float" office:value="0.536304131260384" calcext:value-type="float">
            <text:p>0.536304131260384</text:p>
          </table:table-cell>
          <table:table-cell office:value-type="float" office:value="1.08888888888889" calcext:value-type="float">
            <text:p>1.08888888888889</text:p>
          </table:table-cell>
          <table:table-cell office:value-type="float" office:value="0.304204211834292" calcext:value-type="float">
            <text:p>0.304204211834292</text:p>
          </table:table-cell>
          <table:table-cell table:formula="of:=AVERAGE([.B32:.J32])" office:value-type="float" office:value="1.42823041017468" calcext:value-type="float">
            <text:p>1.428230410174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4_5_6_alpha_7_0</text:p>
          </table:table-cell>
          <table:table-cell office:value-type="float" office:value="1.20185210069478" calcext:value-type="float">
            <text:p>1.20185210069478</text:p>
          </table:table-cell>
          <table:table-cell office:value-type="float" office:value="7.75555555555556" calcext:value-type="float">
            <text:p>7.75555555555556</text:p>
          </table:table-cell>
          <table:table-cell office:value-type="float" office:value="0.550302388461117" calcext:value-type="float">
            <text:p>0.550302388461117</text:p>
          </table:table-cell>
          <table:table-cell office:value-type="float" office:value="0.311262657444768" calcext:value-type="float">
            <text:p>0.311262657444768</text:p>
          </table:table-cell>
          <table:table-cell office:value-type="float" office:value="0.28034397337519" calcext:value-type="float">
            <text:p>0.28034397337519</text:p>
          </table:table-cell>
          <table:table-cell office:value-type="float" office:value="0.26873745990678" calcext:value-type="float">
            <text:p>0.26873745990678</text:p>
          </table:table-cell>
          <table:table-cell office:value-type="float" office:value="0.517664685488347" calcext:value-type="float">
            <text:p>0.517664685488347</text:p>
          </table:table-cell>
          <table:table-cell office:value-type="float" office:value="0.977777777777778" calcext:value-type="float">
            <text:p>0.977777777777778</text:p>
          </table:table-cell>
          <table:table-cell office:value-type="float" office:value="0.307888192969908" calcext:value-type="float">
            <text:p>0.307888192969908</text:p>
          </table:table-cell>
          <table:table-cell table:formula="of:=AVERAGE([.B33:.J33])" office:value-type="float" office:value="1.3523760879638" calcext:value-type="float">
            <text:p>1.3523760879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0_5</text:p>
          </table:table-cell>
          <table:table-cell office:value-type="float" office:value="0.507093439537579" calcext:value-type="float">
            <text:p>0.507093439537579</text:p>
          </table:table-cell>
          <table:table-cell office:value-type="float" office:value="2.55555555555556" calcext:value-type="float">
            <text:p>2.55555555555556</text:p>
          </table:table-cell>
          <table:table-cell office:value-type="float" office:value="0.180589134019961" calcext:value-type="float">
            <text:p>0.180589134019961</text:p>
          </table:table-cell>
          <table:table-cell office:value-type="float" office:value="0.0776560035642958" calcext:value-type="float">
            <text:p>0.0776560035642958</text:p>
          </table:table-cell>
          <table:table-cell office:value-type="float" office:value="0.104680925278755" calcext:value-type="float">
            <text:p>0.104680925278755</text:p>
          </table:table-cell>
          <table:table-cell office:value-type="float" office:value="0.0829488041866867" calcext:value-type="float">
            <text:p>0.0829488041866867</text:p>
          </table:table-cell>
          <table:table-cell office:value-type="float" office:value="0.38478365507102" calcext:value-type="float">
            <text:p>0.38478365507102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151585719979422" calcext:value-type="float">
            <text:p>0.151585719979422</text:p>
          </table:table-cell>
          <table:table-cell table:formula="of:=AVERAGE([.B34:.J34])" office:value-type="float" office:value="0.54572887820666" calcext:value-type="float">
            <text:p>0.5457288782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10_0</text:p>
          </table:table-cell>
          <table:table-cell office:value-type="float" office:value="0.956584393317902" calcext:value-type="float">
            <text:p>0.956584393317902</text:p>
          </table:table-cell>
          <table:table-cell office:value-type="float" office:value="6.30952380952381" calcext:value-type="float">
            <text:p>6.30952380952381</text:p>
          </table:table-cell>
          <table:table-cell office:value-type="float" office:value="0.432797379749992" calcext:value-type="float">
            <text:p>0.432797379749992</text:p>
          </table:table-cell>
          <table:table-cell office:value-type="float" office:value="0.305107660214195" calcext:value-type="float">
            <text:p>0.305107660214195</text:p>
          </table:table-cell>
          <table:table-cell office:value-type="float" office:value="0.281954393358461" calcext:value-type="float">
            <text:p>0.281954393358461</text:p>
          </table:table-cell>
          <table:table-cell office:value-type="float" office:value="0.267964755433116" calcext:value-type="float">
            <text:p>0.267964755433116</text:p>
          </table:table-cell>
          <table:table-cell office:value-type="float" office:value="0.524277928266054" calcext:value-type="float">
            <text:p>0.52427792826605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278813716770886" calcext:value-type="float">
            <text:p>0.278813716770886</text:p>
          </table:table-cell>
          <table:table-cell table:formula="of:=AVERAGE([.B35:.J35])" office:value-type="float" office:value="1.18781748555197" calcext:value-type="float">
            <text:p>1.18781748555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1_0</text:p>
          </table:table-cell>
          <table:table-cell office:value-type="float" office:value="0.495433887182546" calcext:value-type="float">
            <text:p>0.495433887182546</text:p>
          </table:table-cell>
          <table:table-cell office:value-type="float" office:value="2.73333333333333" calcext:value-type="float">
            <text:p>2.73333333333333</text:p>
          </table:table-cell>
          <table:table-cell office:value-type="float" office:value="0.18912817631907" calcext:value-type="float">
            <text:p>0.18912817631907</text:p>
          </table:table-cell>
          <table:table-cell office:value-type="float" office:value="0.0932458683838369" calcext:value-type="float">
            <text:p>0.0932458683838369</text:p>
          </table:table-cell>
          <table:table-cell office:value-type="float" office:value="0.1065945210551" calcext:value-type="float">
            <text:p>0.1065945210551</text:p>
          </table:table-cell>
          <table:table-cell office:value-type="float" office:value="0.0888126949865919" calcext:value-type="float">
            <text:p>0.0888126949865919</text:p>
          </table:table-cell>
          <table:table-cell office:value-type="float" office:value="0.378962000172295" calcext:value-type="float">
            <text:p>0.378962000172295</text:p>
          </table:table-cell>
          <table:table-cell office:value-type="float" office:value="0.8" calcext:value-type="float">
            <text:p>0.8</text:p>
          </table:table-cell>
          <table:table-cell office:value-type="float" office:value="0.158000747385494" calcext:value-type="float">
            <text:p>0.158000747385494</text:p>
          </table:table-cell>
          <table:table-cell table:formula="of:=AVERAGE([.B36:.J36])" office:value-type="float" office:value="0.560390136535363" calcext:value-type="float">
            <text:p>0.5603901365353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20_0</text:p>
          </table:table-cell>
          <table:table-cell office:value-type="float" office:value="1.00708011769512" calcext:value-type="float">
            <text:p>1.00708011769512</text:p>
          </table:table-cell>
          <table:table-cell office:value-type="float" office:value="4.61764705882353" calcext:value-type="float">
            <text:p>4.61764705882353</text:p>
          </table:table-cell>
          <table:table-cell office:value-type="float" office:value="0.650739475589583" calcext:value-type="float">
            <text:p>0.650739475589583</text:p>
          </table:table-cell>
          <table:table-cell office:value-type="float" office:value="0.295798576515993" calcext:value-type="float">
            <text:p>0.295798576515993</text:p>
          </table:table-cell>
          <table:table-cell office:value-type="float" office:value="0.265225240025313" calcext:value-type="float">
            <text:p>0.265225240025313</text:p>
          </table:table-cell>
          <table:table-cell office:value-type="float" office:value="0.266814144914915" calcext:value-type="float">
            <text:p>0.266814144914915</text:p>
          </table:table-cell>
          <table:table-cell office:value-type="float" office:value="0.55844419551214" calcext:value-type="float">
            <text:p>0.55844419551214</text:p>
          </table:table-cell>
          <table:table-cell office:value-type="float" office:value="1.14705882352941" calcext:value-type="float">
            <text:p>1.14705882352941</text:p>
          </table:table-cell>
          <table:table-cell office:value-type="float" office:value="0.204824258730502" calcext:value-type="float">
            <text:p>0.204824258730502</text:p>
          </table:table-cell>
          <table:table-cell table:formula="of:=AVERAGE([.B37:.J37])" office:value-type="float" office:value="1.00151465459295" calcext:value-type="float">
            <text:p>1.001514654592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2_5</text:p>
          </table:table-cell>
          <table:table-cell office:value-type="float" office:value="1.0363095332033" calcext:value-type="float">
            <text:p>1.0363095332033</text:p>
          </table:table-cell>
          <table:table-cell office:value-type="float" office:value="6.62222222222222" calcext:value-type="float">
            <text:p>6.62222222222222</text:p>
          </table:table-cell>
          <table:table-cell office:value-type="float" office:value="0.394535836488023" calcext:value-type="float">
            <text:p>0.394535836488023</text:p>
          </table:table-cell>
          <table:table-cell office:value-type="float" office:value="0.195686371672635" calcext:value-type="float">
            <text:p>0.195686371672635</text:p>
          </table:table-cell>
          <table:table-cell office:value-type="float" office:value="0.200967987028235" calcext:value-type="float">
            <text:p>0.200967987028235</text:p>
          </table:table-cell>
          <table:table-cell office:value-type="float" office:value="0.162897699992976" calcext:value-type="float">
            <text:p>0.162897699992976</text:p>
          </table:table-cell>
          <table:table-cell office:value-type="float" office:value="0.423195690339138" calcext:value-type="float">
            <text:p>0.423195690339138</text:p>
          </table:table-cell>
          <table:table-cell office:value-type="float" office:value="1.15555555555556" calcext:value-type="float">
            <text:p>1.15555555555556</text:p>
          </table:table-cell>
          <table:table-cell office:value-type="float" office:value="0.243120972690184" calcext:value-type="float">
            <text:p>0.243120972690184</text:p>
          </table:table-cell>
          <table:table-cell table:formula="of:=AVERAGE([.B38:.J38])" office:value-type="float" office:value="1.15938798546581" calcext:value-type="float">
            <text:p>1.159387985465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5_0</text:p>
          </table:table-cell>
          <table:table-cell office:value-type="float" office:value="1.27859577407004" calcext:value-type="float">
            <text:p>1.27859577407004</text:p>
          </table:table-cell>
          <table:table-cell office:value-type="float" office:value="8.44444444444444" calcext:value-type="float">
            <text:p>8.44444444444444</text:p>
          </table:table-cell>
          <table:table-cell office:value-type="float" office:value="0.588226780966258" calcext:value-type="float">
            <text:p>0.588226780966258</text:p>
          </table:table-cell>
          <table:table-cell office:value-type="float" office:value="0.307920464466421" calcext:value-type="float">
            <text:p>0.307920464466421</text:p>
          </table:table-cell>
          <table:table-cell office:value-type="float" office:value="0.276274303254638" calcext:value-type="float">
            <text:p>0.276274303254638</text:p>
          </table:table-cell>
          <table:table-cell office:value-type="float" office:value="0.263812014541577" calcext:value-type="float">
            <text:p>0.263812014541577</text:p>
          </table:table-cell>
          <table:table-cell office:value-type="float" office:value="0.538857980791722" calcext:value-type="float">
            <text:p>0.538857980791722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0.29387013181829" calcext:value-type="float">
            <text:p>0.29387013181829</text:p>
          </table:table-cell>
          <table:table-cell table:formula="of:=AVERAGE([.B39:.J39])" office:value-type="float" office:value="1.44602490184174" calcext:value-type="float">
            <text:p>1.446024901841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s_5_6_7_alpha_7_0</text:p>
          </table:table-cell>
          <table:table-cell office:value-type="float" office:value="1.20731252485268" calcext:value-type="float">
            <text:p>1.20731252485268</text:p>
          </table:table-cell>
          <table:table-cell office:value-type="float" office:value="8.04444444444444" calcext:value-type="float">
            <text:p>8.04444444444444</text:p>
          </table:table-cell>
          <table:table-cell office:value-type="float" office:value="0.545710469138356" calcext:value-type="float">
            <text:p>0.545710469138356</text:p>
          </table:table-cell>
          <table:table-cell office:value-type="float" office:value="0.317374824393493" calcext:value-type="float">
            <text:p>0.317374824393493</text:p>
          </table:table-cell>
          <table:table-cell office:value-type="float" office:value="0.290791008602002" calcext:value-type="float">
            <text:p>0.290791008602002</text:p>
          </table:table-cell>
          <table:table-cell office:value-type="float" office:value="0.275846907259489" calcext:value-type="float">
            <text:p>0.275846907259489</text:p>
          </table:table-cell>
          <table:table-cell office:value-type="float" office:value="0.520252034358922" calcext:value-type="float">
            <text:p>0.520252034358922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0.314287238450838" calcext:value-type="float">
            <text:p>0.314287238450838</text:p>
          </table:table-cell>
          <table:table-cell table:formula="of:=AVERAGE([.B40:.J40])" office:value-type="float" office:value="1.39807623535188" calcext:value-type="float">
            <text:p>1.39807623535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480230426142914" calcext:value-type="float">
            <text:p>0.480230426142914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.214920173773381" calcext:value-type="float">
            <text:p>0.214920173773381</text:p>
          </table:table-cell>
          <table:table-cell office:value-type="float" office:value="0.119968968291419" calcext:value-type="float">
            <text:p>0.119968968291419</text:p>
          </table:table-cell>
          <table:table-cell office:value-type="float" office:value="0.139407441649467" calcext:value-type="float">
            <text:p>0.139407441649467</text:p>
          </table:table-cell>
          <table:table-cell office:value-type="float" office:value="0.117095192042484" calcext:value-type="float">
            <text:p>0.117095192042484</text:p>
          </table:table-cell>
          <table:table-cell office:value-type="float" office:value="0.434643317371963" calcext:value-type="float">
            <text:p>0.43464331737196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191502867384648" calcext:value-type="float">
            <text:p>0.191502867384648</text:p>
          </table:table-cell>
          <table:table-cell table:formula="of:=AVERAGE([.B41:.J41])" office:value-type="float" office:value="0.577529820739586" calcext:value-type="float">
            <text:p>0.577529820739586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6-04-13T22:31:33.072756480</dc:date>
    <meta:editing-duration>PT2M2S</meta:editing-duration>
    <meta:editing-cycles>2</meta:editing-cycles>
    <meta:generator>LibreOffice/7.3.3.2$MacOSX_AARCH64 LibreOffice_project/d1d0ea68f081ee2800a922cac8f79445e4603348</meta:generator>
    <meta:document-statistic meta:table-count="1" meta:cell-count="451" meta:object-count="0"/>
  </office:meta>
</office:document-meta>
</file>